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1365" officeooo:paragraph-rsid="00001365"/>
    </style:style>
    <style:style style:name="P2" style:family="paragraph" style:parent-style-name="Standard">
      <style:text-properties officeooo:rsid="00001365" officeooo:paragraph-rsid="0002acac"/>
    </style:style>
    <style:style style:name="P3" style:family="paragraph" style:parent-style-name="Standard">
      <style:text-properties officeooo:rsid="0004f4df" officeooo:paragraph-rsid="0004f4df"/>
    </style:style>
    <style:style style:name="P4" style:family="paragraph" style:parent-style-name="Standard">
      <style:text-properties officeooo:rsid="000570d2" officeooo:paragraph-rsid="000570d2"/>
    </style:style>
    <style:style style:name="P5" style:family="paragraph" style:parent-style-name="Standard">
      <style:text-properties officeooo:rsid="00068dbb" officeooo:paragraph-rsid="00068dbb"/>
    </style:style>
    <style:style style:name="P6" style:family="paragraph" style:parent-style-name="Standard">
      <style:text-properties officeooo:rsid="000a423d" officeooo:paragraph-rsid="000a423d"/>
    </style:style>
    <style:style style:name="P7" style:family="paragraph" style:parent-style-name="Standard">
      <style:text-properties officeooo:rsid="000fcfde" officeooo:paragraph-rsid="000fcfde"/>
    </style:style>
    <style:style style:name="P8" style:family="paragraph" style:parent-style-name="Standard">
      <style:text-properties officeooo:rsid="000fcfde" officeooo:paragraph-rsid="00211c3e"/>
    </style:style>
    <style:style style:name="P9" style:family="paragraph" style:parent-style-name="Standard">
      <style:text-properties officeooo:rsid="0010bca0" officeooo:paragraph-rsid="0010bca0"/>
    </style:style>
    <style:style style:name="P10" style:family="paragraph" style:parent-style-name="Standard">
      <style:text-properties officeooo:rsid="0011b378" officeooo:paragraph-rsid="0011b378"/>
    </style:style>
    <style:style style:name="P11" style:family="paragraph" style:parent-style-name="Standard">
      <style:text-properties officeooo:rsid="00127e8b" officeooo:paragraph-rsid="00127e8b"/>
    </style:style>
    <style:style style:name="P12" style:family="paragraph" style:parent-style-name="Standard">
      <style:text-properties officeooo:rsid="0012bd2e" officeooo:paragraph-rsid="0012bd2e"/>
    </style:style>
    <style:style style:name="P13" style:family="paragraph" style:parent-style-name="Standard">
      <style:text-properties officeooo:rsid="0012e348" officeooo:paragraph-rsid="0012e348"/>
    </style:style>
    <style:style style:name="P14" style:family="paragraph" style:parent-style-name="Standard">
      <style:text-properties officeooo:rsid="0014d628" officeooo:paragraph-rsid="0014d628"/>
    </style:style>
    <style:style style:name="P15" style:family="paragraph" style:parent-style-name="Standard">
      <style:text-properties officeooo:rsid="00168c6f" officeooo:paragraph-rsid="00168c6f"/>
    </style:style>
    <style:style style:name="P16" style:family="paragraph" style:parent-style-name="Standard">
      <style:text-properties officeooo:rsid="0017b35c" officeooo:paragraph-rsid="0017b35c"/>
    </style:style>
    <style:style style:name="P17" style:family="paragraph" style:parent-style-name="Standard">
      <style:text-properties officeooo:rsid="00197808" officeooo:paragraph-rsid="00197808"/>
    </style:style>
    <style:style style:name="P18" style:family="paragraph" style:parent-style-name="Standard">
      <style:text-properties officeooo:rsid="001c78a7" officeooo:paragraph-rsid="001c78a7"/>
    </style:style>
    <style:style style:name="P19" style:family="paragraph" style:parent-style-name="Standard">
      <style:text-properties officeooo:rsid="001d4170" officeooo:paragraph-rsid="001d4170"/>
    </style:style>
    <style:style style:name="P20" style:family="paragraph" style:parent-style-name="Standard">
      <style:text-properties officeooo:rsid="001d9035" officeooo:paragraph-rsid="001d9035"/>
    </style:style>
    <style:style style:name="P21" style:family="paragraph" style:parent-style-name="Standard">
      <style:text-properties officeooo:rsid="001f1418" officeooo:paragraph-rsid="001f1418"/>
    </style:style>
    <style:style style:name="P22" style:family="paragraph" style:parent-style-name="Standard">
      <style:text-properties officeooo:rsid="00211c3e" officeooo:paragraph-rsid="00211c3e"/>
    </style:style>
    <style:style style:name="P23" style:family="paragraph" style:parent-style-name="Standard">
      <style:text-properties officeooo:rsid="0022323c" officeooo:paragraph-rsid="0022323c"/>
    </style:style>
    <style:style style:name="P24" style:family="paragraph" style:parent-style-name="Standard">
      <style:text-properties officeooo:rsid="00127e8b" officeooo:paragraph-rsid="00127e8b"/>
    </style:style>
    <style:style style:name="P25" style:family="paragraph" style:parent-style-name="Standard">
      <style:text-properties officeooo:rsid="0023d8e0" officeooo:paragraph-rsid="0023d8e0"/>
    </style:style>
    <style:style style:name="P26" style:family="paragraph" style:parent-style-name="Standard">
      <style:text-properties officeooo:rsid="00211c3e" officeooo:paragraph-rsid="0023d8e0"/>
    </style:style>
    <style:style style:name="P27" style:family="paragraph" style:parent-style-name="Standard">
      <style:text-properties officeooo:rsid="000a423d" officeooo:paragraph-rsid="000a423d"/>
    </style:style>
    <style:style style:name="P28" style:family="paragraph" style:parent-style-name="Standard">
      <style:text-properties officeooo:paragraph-rsid="00243fad"/>
    </style:style>
    <style:style style:name="P29" style:family="paragraph" style:parent-style-name="Standard">
      <style:text-properties officeooo:rsid="001c78a7" officeooo:paragraph-rsid="001c78a7"/>
    </style:style>
    <style:style style:name="P30" style:family="paragraph" style:parent-style-name="Standard">
      <style:text-properties officeooo:paragraph-rsid="002514d6"/>
    </style:style>
    <style:style style:name="P31" style:family="paragraph" style:parent-style-name="Standard">
      <style:text-properties officeooo:rsid="00197808" officeooo:paragraph-rsid="00197808"/>
    </style:style>
    <style:style style:name="P32" style:family="paragraph" style:parent-style-name="Standard">
      <style:text-properties officeooo:rsid="0012e348" officeooo:paragraph-rsid="0012e348"/>
    </style:style>
    <style:style style:name="P33" style:family="paragraph" style:parent-style-name="Standard">
      <style:text-properties officeooo:rsid="00001365" officeooo:paragraph-rsid="00001365"/>
    </style:style>
    <style:style style:name="P34" style:family="paragraph" style:parent-style-name="Standard">
      <style:text-properties officeooo:rsid="00285dd3" officeooo:paragraph-rsid="00285dd3"/>
    </style:style>
    <style:style style:name="P35" style:family="paragraph" style:parent-style-name="Standard">
      <style:text-properties officeooo:rsid="00285dd3" officeooo:paragraph-rsid="00286851"/>
    </style:style>
    <style:style style:name="P36" style:family="paragraph" style:parent-style-name="Standard">
      <style:text-properties officeooo:rsid="00286851" officeooo:paragraph-rsid="00286851"/>
    </style:style>
    <style:style style:name="P37" style:family="paragraph" style:parent-style-name="Standard">
      <style:text-properties officeooo:rsid="002a4951" officeooo:paragraph-rsid="002a4951"/>
    </style:style>
    <style:style style:name="P38" style:family="paragraph" style:parent-style-name="Standard">
      <style:text-properties officeooo:rsid="002b8a1c" officeooo:paragraph-rsid="002b8a1c"/>
    </style:style>
    <style:style style:name="T1" style:family="text">
      <style:text-properties officeooo:rsid="0002acac"/>
    </style:style>
    <style:style style:name="T2" style:family="text">
      <style:text-properties officeooo:rsid="0003e45e"/>
    </style:style>
    <style:style style:name="T3" style:family="text">
      <style:text-properties officeooo:rsid="00062e0d"/>
    </style:style>
    <style:style style:name="T4" style:family="text">
      <style:text-properties officeooo:rsid="00070110"/>
    </style:style>
    <style:style style:name="T5" style:family="text">
      <style:text-properties officeooo:rsid="0007caa5"/>
    </style:style>
    <style:style style:name="T6" style:family="text">
      <style:text-properties officeooo:rsid="0008e167"/>
    </style:style>
    <style:style style:name="T7" style:family="text">
      <style:text-properties officeooo:rsid="00204bc0"/>
    </style:style>
    <style:style style:name="T8" style:family="text">
      <style:text-properties officeooo:rsid="00211c3e"/>
    </style:style>
    <style:style style:name="T9" style:family="text">
      <style:text-properties officeooo:rsid="0023d8e0"/>
    </style:style>
    <style:style style:name="T10" style:family="text">
      <style:text-properties officeooo:rsid="00243fad"/>
    </style:style>
    <style:style style:name="T11" style:family="text">
      <style:text-properties officeooo:rsid="002514d6"/>
    </style:style>
    <style:style style:name="T12" style:family="text">
      <style:text-properties officeooo:rsid="00286851"/>
    </style:style>
    <style:style style:name="T13" style:family="text">
      <style:text-properties style:text-position="sub 58%"/>
    </style:style>
    <style:style style:name="T14" style:family="text">
      <style:text-properties style:text-position="super 58%"/>
    </style:style>
    <style:style style:name="T15" style:family="text">
      <style:text-properties style:text-position="0% 100%"/>
    </style:style>
    <style:style style:name="T16" style:family="text">
      <style:text-properties style:text-position="0% 100%" officeooo:rsid="002d79bc"/>
    </style:style>
    <style:style style:name="T17" style:family="text">
      <style:text-properties officeooo:rsid="002d79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Nader Elasmar</text:p>
      <text:p text:style-name="P1">PSID: 1333344</text:p>
      <text:p text:style-name="P1">Cosc 3320 MoWe 4-5:30</text:p>
      <text:p text:style-name="P1"/>
      <text:p text:style-name="P1">1.</text:p>
      <text:p text:style-name="P1"/>
      <text:p text:style-name="P35">a. <text:span text:style-name="T12">The algorithm moves a disk from Start, rotates them around Aux1-4, before finally putting the last disk on Aux1 then to Dest, and repeating for the rest. The main algorithm will rotate around Aux1-4.</text:span></text:p>
      <text:p text:style-name="P35"/>
      <text:p text:style-name="P35"><text:span text:style-name="T12">hanoi (n, Aux1, Aux2, Aux3, Aux4, start, dest) {</text:span></text:p>
      <text:p text:style-name="P37"><text:tab/>move (start, Aux1) //move from start to Aux1</text:p>
      <text:p text:style-name="P35"><text:tab/><text:span text:style-name="T12">if (n==1) {//base case</text:span></text:p>
      <text:p text:style-name="P35"><text:tab/><text:tab/><text:span text:style-name="T12">move (Aux1, dest) //move from Aux1 to dest</text:span></text:p>
      <text:p text:style-name="P36"><text:tab/>}</text:p>
      <text:p text:style-name="P35"><text:tab/><text:span text:style-name="T12">else {</text:span></text:p>
      <text:p text:style-name="P35"><text:tab/><text:tab/><text:span text:style-name="T12">hanoi (n-1, Aux1, Aux2, Aux3, Aux4)</text:span></text:p>
      <text:p text:style-name="P35"><text:tab/><text:tab/><text:span text:style-name="T12">move (Aux1, Aux2) </text:span></text:p>
      <text:p text:style-name="P35"><text:tab/><text:tab/><text:span text:style-name="T12">hanoi (n-1, Aux3, Aux4, Aux1, Aux 2)</text:span></text:p>
      <text:p text:style-name="P35"><text:tab/><text:tab/><text:span text:style-name="T12">move (Aux2, Aux3)</text:span></text:p>
      <text:p text:style-name="P35"><text:tab/><text:tab/><text:span text:style-name="T12">hanoi (n-1, Aux1, Aux2, Aux3, Aux4)</text:span></text:p>
      <text:p text:style-name="P35"><text:tab/><text:span text:style-name="T12">}</text:span></text:p>
      <text:p text:style-name="P38">Space complexity = O(<text:span text:style-name="T17">n) recursion cant share space</text:span></text:p>
      <text:p text:style-name="P38">Time complexity = O(<text:span text:style-name="T17">3^n</text:span><text:span text:style-name="T16">) dominated by the 3 recursions.</text:span></text:p>
      <text:p text:style-name="P34"/>
      <text:p text:style-name="P34">b.</text:p>
      <text:p text:style-name="P34"/>
      <text:p text:style-name="P1"/>
      <text:p text:style-name="P2">2. <text:span text:style-name="T1">Memory size: 1000 pages. Each page can hold 2000 words, in other words, 1 column/row.</text:span></text:p>
      <text:p text:style-name="P2"/>
      <text:p text:style-name="P2">a. <text:span text:style-name="T2">For the A[I,J] := A[I,J] * B[I,J], there are 2000 writes to the Matrix A, and 2000 reads from A, and 2000 reads from B. Then for B[I,J] := C[N-I+1, J]*B[I,J], there are 2000 writes to B, then 2000 reads from C and normally, we dont have to read B again because we already have B in main memory from the first matrix equation, so we skip that.</text:span></text:p>
      <text:p text:style-name="P3">Add them all up and we have <text:span text:style-name="T3">5*2000 =</text:span> 8,000 page transfers.</text:p>
      <text:p text:style-name="P3"/>
      <text:p text:style-name="P4">b. Now we have to load in 1 full column <text:span text:style-name="T3">just to get to the next value. 2000*2000 writes to A, 2000*2000 reads from A, 2000*2000 reads from B, then 2000*2000 writes to B, 2000*2000 reads from C, add them all up, so 5*2000*2000 = 20,000,000 page transfers</text:span></text:p>
      <text:p text:style-name="P4"/>
      <text:p text:style-name="P5">3)</text:p>
      <text:p text:style-name="P5"/>
      <text:p text:style-name="P5">a. It can only execute optimally if the array size is 2. That way when we choose the last element is the</text:p>
      <text:p text:style-name="P5">pivot, it is also the middle element dividing the array clearly into two parts.</text:p>
      <text:p text:style-name="P5"/>
      <text:p text:style-name="P5">b. It will execute in the slowest way possible if the last number (the pivot) is the smallest element, and</text:p>
      <text:p text:style-name="P5">the entire array is largest to smallest, so there <text:span text:style-name="T6">i</text:span>s a swap that occurs at every possible opportunity.</text:p>
      <text:p text:style-name="P5"/>
      <text:p text:style-name="P5">#include <text:span text:style-name="T4">&lt;</text:span>fstream<text:span text:style-name="T4">&gt;</text:span></text:p>
      <text:p text:style-name="P5">#include <text:span text:style-name="T4">&lt;</text:span>iostream<text:span text:style-name="T4">&gt;</text:span></text:p>
      <text:p text:style-name="P5"><text:soft-page-break/>#include <text:span text:style-name="T4">&lt;</text:span>iomanip<text:span text:style-name="T4">&gt;</text:span></text:p>
      <text:p text:style-name="P5">#include <text:span text:style-name="T4">&lt;</text:span>stdio.h<text:span text:style-name="T4">&gt;</text:span></text:p>
      <text:p text:style-name="P5">#include <text:span text:style-name="T4">&lt;</text:span>string<text:span text:style-name="T4">&gt;</text:span></text:p>
      <text:p text:style-name="P5">#include <text:span text:style-name="T4">&lt;</text:span>sstream<text:span text:style-name="T4">&gt;</text:span></text:p>
      <text:p text:style-name="P5">#include <text:span text:style-name="T4">&lt;</text:span>math.h<text:span text:style-name="T4">&gt;</text:span></text:p>
      <text:p text:style-name="P5">#include <text:span text:style-name="T4">&lt;</text:span>array<text:span text:style-name="T4">&gt;</text:span></text:p>
      <text:p text:style-name="P5">#include <text:span text:style-name="T4">&lt;</text:span>cstdlib<text:span text:style-name="T4">&gt;</text:span></text:p>
      <text:p text:style-name="P5"/>
      <text:p text:style-name="P5">using namespace std;</text:p>
      <text:p text:style-name="P5"/>
      <text:p text:style-name="P5">void quickSort(int arr[], int left, int right) {</text:p>
      <text:p text:style-name="P5">int i = left, j = right;</text:p>
      <text:p text:style-name="P5">int tmp;</text:p>
      <text:p text:style-name="P5">int pivot = right;</text:p>
      <text:p text:style-name="P5">while (i <text:span text:style-name="T5">&lt;</text:span>= j) {</text:p>
      <text:p text:style-name="P5">while (arr[i] <text:span text:style-name="T5">&lt;</text:span> pivot)</text:p>
      <text:p text:style-name="P5">i++;</text:p>
      <text:p text:style-name="P5">while (arr[j] &amp;gt; pivot)</text:p>
      <text:p text:style-name="P5">j--;</text:p>
      <text:p text:style-name="P5">if (i <text:span text:style-name="T5">&lt;</text:span>= j) {</text:p>
      <text:p text:style-name="P5">tmp = arr[i];</text:p>
      <text:p text:style-name="P5">arr[i] = arr[j];</text:p>
      <text:p text:style-name="P5">arr[j] = tmp;</text:p>
      <text:p text:style-name="P5">i++;</text:p>
      <text:p text:style-name="P5">j--;</text:p>
      <text:p text:style-name="P5">}</text:p>
      <text:p text:style-name="P5">};</text:p>
      <text:p text:style-name="P5"/>
      <text:p text:style-name="P5">if (left <text:span text:style-name="T5">&lt;</text:span> j)</text:p>
      <text:p text:style-name="P5">quickSort(arr, left, j);</text:p>
      <text:p text:style-name="P5">if (i <text:span text:style-name="T5">&lt;</text:span> right)</text:p>
      <text:p text:style-name="P5">quickSort(arr, i, right);</text:p>
      <text:p text:style-name="P5"/>
      <text:p text:style-name="P5">}</text:p>
      <text:p text:style-name="P5"/>
      <text:p text:style-name="P5">int main() {</text:p>
      <text:p text:style-name="P5">int n;</text:p>
      <text:p text:style-name="P5">cout <text:span text:style-name="T5">&lt;&lt;</text:span> “<text:span text:style-name="T5">Please input</text:span> an array length” <text:span text:style-name="T5">&lt;&lt; </text:span>endl;</text:p>
      <text:p text:style-name="P5">cin <text:span text:style-name="T5">&gt;&gt; </text:span>n;</text:p>
      <text:p text:style-name="P5">int array[] = {};</text:p>
      <text:p text:style-name="P5">for (int i = 0; i <text:span text:style-name="T5">&lt;</text:span> n; i++) {</text:p>
      <text:p text:style-name="P5">array[i] = i + 1;</text:p>
      <text:p text:style-name="P5">}</text:p>
      <text:p text:style-name="P5">quickSort(array, 0, n - 1);</text:p>
      <text:p text:style-name="P5">cout <text:span text:style-name="T5">&lt;&lt;</text:span> “Here’s the sorted array” <text:span text:style-name="T5">&lt;&lt;</text:span> endl;</text:p>
      <text:p text:style-name="P5">for (int j = 0; j <text:span text:style-name="T5">&lt;</text:span> n; j++) {</text:p>
      <text:p text:style-name="P5">cout <text:span text:style-name="T5">&lt;&lt; </text:span>array[j] <text:span text:style-name="T5">&lt;&lt;</text:span> “ “;</text:p>
      <text:p text:style-name="P5">}</text:p>
      <text:p text:style-name="P5">}</text:p>
      <text:p text:style-name="P5"><text:soft-page-break/></text:p>
      <text:p text:style-name="P6">4)</text:p>
      <text:p text:style-name="P6"/>
      <text:p text:style-name="P6">#include &lt;stdio.h&gt;</text:p>
      <text:p text:style-name="P6">#include &lt;stdlib.h&gt;</text:p>
      <text:p text:style-name="P6">#include &lt;time.h&gt;</text:p>
      <text:p text:style-name="P6"/>
      <text:p text:style-name="P6">int main() //there are 3m arrays, each array has 800k elements set to 1</text:p>
      <text:p text:style-name="P6">{</text:p>
      <text:p text:style-name="P6">int m = 400; //change this as needed to triple the amount of arrays made</text:p>
      <text:p text:style-name="P6"/>
      <text:p text:style-name="P6">//creation of the first set of dynamic arrays</text:p>
      <text:p text:style-name="P6">int size1 = 800000;</text:p>
      <text:p text:style-name="P6">int* arr[3*m - 1];</text:p>
      <text:p text:style-name="P6">for (int i = 0; i &lt; 3*m; i++) {</text:p>
      <text:p text:style-name="P6"><text:s text:c="4"/>arr[i] = (int*)malloc(size1*sizeof(int));</text:p>
      <text:p text:style-name="P6">}</text:p>
      <text:p text:style-name="P6">//allocation#1</text:p>
      <text:p text:style-name="P6">int value1 = 1;</text:p>
      <text:p text:style-name="P6">clock_t start = clock();</text:p>
      <text:p text:style-name="P6">for (int k = 0; k &lt; 3*m; k++) {</text:p>
      <text:p text:style-name="P6">for (int i = 0; i &lt; size1; i++) {</text:p>
      <text:p text:style-name="P6">arr[k][i] = value1;</text:p>
      <text:p text:style-name="P6">}</text:p>
      <text:p text:style-name="P6">}</text:p>
      <text:p text:style-name="P6">clock_t stop = clock();</text:p>
      <text:p text:style-name="P6">double time1 = 0.0;</text:p>
      <text:p text:style-name="P6">time1 += (double)(stop - start) / CLOCKS_PER_SEC;</text:p>
      <text:p text:style-name="P6">printf ("Time elapsed during first allocation: %f seconds\n", time1);</text:p>
      <text:p text:style-name="P6">//deallocation of even numbered arrays</text:p>
      <text:p text:style-name="P6">for (int z = 0; z &lt; 3*m; z++) {</text:p>
      <text:p text:style-name="P6">if (z % 2 == 0) {</text:p>
      <text:p text:style-name="P6"><text:s text:c="4"/>free(arr[z]);</text:p>
      <text:p text:style-name="P6">}</text:p>
      <text:p text:style-name="P6">}</text:p>
      <text:p text:style-name="P6">clock_t start2 = clock();</text:p>
      <text:p text:style-name="P6">// creation of second set of arrays</text:p>
      <text:p text:style-name="P6">int size2 = 1000000;</text:p>
      <text:p text:style-name="P6">int* arr2[m];</text:p>
      <text:p text:style-name="P6">for (int i = 0; i &lt; m; i++) {</text:p>
      <text:p text:style-name="P6"><text:s text:c="4"/>arr2[i] = (int*)malloc(size2*sizeof(int));</text:p>
      <text:p text:style-name="P6">}</text:p>
      <text:p text:style-name="P6">//allocation of second set of arrays. this should take longer?</text:p>
      <text:p text:style-name="P6">int value2 = 2;</text:p>
      <text:p text:style-name="P6">for (int l = 0; l &lt; m; l++) {</text:p>
      <text:p text:style-name="P6">for (int j = 0; j &lt; size2; j++) {</text:p>
      <text:p text:style-name="P6">arr2[l][j] = value2;</text:p>
      <text:p text:style-name="P6">}</text:p>
      <text:p text:style-name="P6">}</text:p>
      <text:p text:style-name="P6"><text:soft-page-break/>clock_t stop2 = clock();</text:p>
      <text:p text:style-name="P6">double time2 = (double)(stop2 - start2) / CLOCKS_PER_SEC;</text:p>
      <text:p text:style-name="P6">printf("Time elapsed during second allocation: %f seconds\n", time2);</text:p>
      <text:p text:style-name="P6">double time3 = time2/time1;</text:p>
      <text:p text:style-name="P6">printf("Time2 compared to Time1 : %f\n", time3);</text:p>
      <text:p text:style-name="P6">for (int i = 0; i &lt; 3*m; i++) {</text:p>
      <text:p text:style-name="P6">if (i%2 != 0) {</text:p>
      <text:p text:style-name="P6"><text:s text:c="4"/>free(arr[i]);</text:p>
      <text:p text:style-name="P6">}</text:p>
      <text:p text:style-name="P6">}</text:p>
      <text:p text:style-name="P6">for (int i = 0; i &lt; m; i++) {</text:p>
      <text:p text:style-name="P6"><text:s text:c="4"/>free(arr2[i]);</text:p>
      <text:p text:style-name="P6">}</text:p>
      <text:p text:style-name="P6">return 0;</text:p>
      <text:p text:style-name="P6">}</text:p>
      <text:p text:style-name="P6"/>
      <text:p text:style-name="P28"><text:span text:style-name="T10">//code sources: </text:span><text:a xlink:type="simple" xlink:href="https://www.geeksforgeeks.org/dynamic-memory-allocation-in-c-using-malloc-calloc-free-and-realloc/" text:style-name="Internet_20_link" text:visited-style-name="Visited_20_Internet_20_Link">https://www.geeksforgeeks.org/dynamic-memory-allocation-in-c-using-malloc-calloc-free-and-realloc/</text:a></text:p>
      <text:p text:style-name="P6"/>
      <text:p text:style-name="P8">values tested:</text:p>
      <text:p text:style-name="P23">m=1</text:p>
      <text:p text:style-name="P23">Time elapsed during first allocation: 0.035099 seconds</text:p>
      <text:p text:style-name="P23">Time elapsed during second allocation: 0.005843 seconds</text:p>
      <text:p text:style-name="P23">Time2 compared to Time1 : 0.166472</text:p>
      <text:p text:style-name="P23"/>
      <text:p text:style-name="P22">m=10</text:p>
      <text:p text:style-name="P22">Time elapsed during first allocation: 0.112322 seconds</text:p>
      <text:p text:style-name="P22">Time elapsed during second allocation: 0.028292 seconds</text:p>
      <text:p text:style-name="P22">Time2 compared to Time1 : 0.251883</text:p>
      <text:p text:style-name="P8"/>
      <text:p text:style-name="P22">m=100</text:p>
      <text:p text:style-name="P22">Time elapsed during first allocation: 0.755488 seconds</text:p>
      <text:p text:style-name="P22">Time elapsed during second allocation: 0.272201 seconds</text:p>
      <text:p text:style-name="P22">Time2 compared to Time1 : 0.360298</text:p>
      <text:p text:style-name="P8"/>
      <text:p text:style-name="P8">m=400</text:p>
      <text:p text:style-name="P7">Time elapsed during first allocation: 2.916356 seconds</text:p>
      <text:p text:style-name="P7">Time elapsed during second allocation: 1.028013 seconds</text:p>
      <text:p text:style-name="P7">Time2 compared to Time1 : 0.352499</text:p>
      <text:p text:style-name="P7"/>
      <text:p text:style-name="P9">m=500</text:p>
      <text:p text:style-name="P9">Time elapsed during first allocation: 3.781116 seconds</text:p>
      <text:p text:style-name="P9">Time elapsed during second allocation: 1.309697 seconds</text:p>
      <text:p text:style-name="P9">Time2 compared to Time1 : 0.346378</text:p>
      <text:p text:style-name="P9">m=600</text:p>
      <text:p text:style-name="P9">Time elapsed during first allocation: 4.786182 seconds</text:p>
      <text:p text:style-name="P9">Time elapsed during second allocation: 1.542076 seconds</text:p>
      <text:p text:style-name="P9">Time2 compared to Time1 : 0.322193</text:p>
      <text:p text:style-name="P9"/>
      <text:p text:style-name="P9"><text:soft-page-break/>Starting at m=600, my program begins to mess up my CPU. The CPU clock clearly isn’t timing things correctly because I had to wait for 10seconds atleast</text:p>
      <text:p text:style-name="P9"/>
      <text:p text:style-name="P10">m=700 I counted 37 seconds but program output was:</text:p>
      <text:p text:style-name="P10">Time elapsed during first allocation: 5.988041 seconds</text:p>
      <text:p text:style-name="P10">Time elapsed during second allocation: 1.763501 seconds</text:p>
      <text:p text:style-name="P10">Time2 compared to Time1 : 0.294504</text:p>
      <text:p text:style-name="P10">...</text:p>
      <text:p text:style-name="P11">m=700: <text:span text:style-name="T8">Did a retry,</text:span> actually did take around 7 seconds.</text:p>
      <text:p text:style-name="P11"/>
      <text:p text:style-name="P25">m=800</text:p>
      <text:p text:style-name="P25">killed</text:p>
      <text:p text:style-name="P11"/>
      <text:p text:style-name="P11">m=1000</text:p>
      <text:p text:style-name="P25">killed</text:p>
      <text:p text:style-name="P12"/>
      <text:p text:style-name="P26">Explanation: When I do m=700, I’m trying to allocate 700*3*800000*4/1000000000 = 6.72gb, which is pretty close, I have 8gb ram and some has to be used on other processes. <text:span text:style-name="T9">Theoretically m=800 would work, if I was able to use the full 8gb ram, but perhaps because the OS is taking up some ram, it crashes and can’t work. </text:span></text:p>
      <text:p text:style-name="P26"><text:span text:style-name="T9">Overall, the lower values have a better ratio, meaning time 2 is small, but then we see it starts taking longer and longer for the second set of m arrays to allocate into the place of the first arrays. </text:span></text:p>
      <text:p text:style-name="P12"/>
      <text:p text:style-name="P12">5.</text:p>
      <text:p text:style-name="P12"/>
      <text:p text:style-name="P13">c++:</text:p>
      <text:p text:style-name="P13"/>
      <text:p text:style-name="P13">#include &lt;iostream&gt;</text:p>
      <text:p text:style-name="P13">#include &lt;iomanip&gt;</text:p>
      <text:p text:style-name="P13">#include &lt;stdio.h&gt;</text:p>
      <text:p text:style-name="P13">#include &lt;string&gt;</text:p>
      <text:p text:style-name="P13">#include &lt;sstream&gt;</text:p>
      <text:p text:style-name="P13">#include &lt;math.h&gt;</text:p>
      <text:p text:style-name="P13">#include &lt;array&gt;</text:p>
      <text:p text:style-name="P13">#include &lt;time.h&gt;</text:p>
      <text:p text:style-name="P13">#include &lt;chrono&gt;</text:p>
      <text:p text:style-name="P13">using namespace std;</text:p>
      <text:p text:style-name="P13">int binarySearch(int* arr, int l, int r, int x)</text:p>
      <text:p text:style-name="P13">{</text:p>
      <text:p text:style-name="P13">if (r &gt;= l)</text:p>
      <text:p text:style-name="P13">{</text:p>
      <text:p text:style-name="P13">int mid = l + (r - l) / 2;</text:p>
      <text:p text:style-name="P13"/>
      <text:p text:style-name="P13">if (arr[mid] == x)</text:p>
      <text:p text:style-name="P13">return mid;</text:p>
      <text:p text:style-name="P13">if (arr[mid] &gt; x)</text:p>
      <text:p text:style-name="P13">return binarySearch(arr, l, mid - 1, x);</text:p>
      <text:p text:style-name="P13">return binarySearch(arr, mid + 1, r, x);</text:p>
      <text:p text:style-name="P13">}</text:p>
      <text:p text:style-name="P13"><text:soft-page-break/>return -1;</text:p>
      <text:p text:style-name="P13">}</text:p>
      <text:p text:style-name="P13">int main()</text:p>
      <text:p text:style-name="P13">{</text:p>
      <text:p text:style-name="P13">int m = 128;</text:p>
      <text:p text:style-name="P13">int arr[m] = {0};</text:p>
      <text:p text:style-name="P13">int n = sizeof(arr) / sizeof(arr[0]);</text:p>
      <text:p text:style-name="P13">clock_t start2 = clock();</text:p>
      <text:p text:style-name="P13">for (int i = 0; i &lt; 10000000; i++) {</text:p>
      <text:p text:style-name="P13">int result = binarySearch(arr, 0, n, 2);</text:p>
      <text:p text:style-name="P13">}</text:p>
      <text:p text:style-name="P13">clock_t stop2 = clock();</text:p>
      <text:p text:style-name="P13">double time2 = (double)(stop2 - start2) / CLOCKS_PER_SEC;</text:p>
      <text:p text:style-name="P13">cout &lt;&lt; "Time elapsed during c++ search (seconds): " &lt;&lt; time2 &lt;&lt; endl;</text:p>
      <text:p text:style-name="P13">return 0;</text:p>
      <text:p text:style-name="P13">}</text:p>
      <text:p text:style-name="P13"/>
      <text:p text:style-name="P30"><text:span text:style-name="T11">code sources: </text:span><text:a xlink:type="simple" xlink:href="https://www.geeksforgeeks.org/binary-search/" text:style-name="Internet_20_link" text:visited-style-name="Visited_20_Internet_20_Link">https://www.geeksforgeeks.org/binary-search/</text:a></text:p>
      <text:p text:style-name="P13"/>
      <text:p text:style-name="P14">outputs:</text:p>
      <text:p text:style-name="P14">m: 128</text:p>
      <text:p text:style-name="P14">Time elapsed during c++ search (seconds): 0.81934</text:p>
      <text:p text:style-name="P14"/>
      <text:p text:style-name="P14">m: 512</text:p>
      <text:p text:style-name="P14">Time elapsed during c++ search (seconds): 1.07335</text:p>
      <text:p text:style-name="P14"/>
      <text:p text:style-name="P14">m: 2048</text:p>
      <text:p text:style-name="P14">Time elapsed during c++ search (seconds): 1.26177</text:p>
      <text:p text:style-name="P14"/>
      <text:p text:style-name="P14">m: 8192</text:p>
      <text:p text:style-name="P14">Time elapsed during c++ search (seconds): 1.43942</text:p>
      <text:p text:style-name="P14"/>
      <text:p text:style-name="P15">m: 32768</text:p>
      <text:p text:style-name="P15">Time elapsed during c++ search (seconds): 1.6974</text:p>
      <text:p text:style-name="P15"/>
      <text:p text:style-name="P15">m: 131072</text:p>
      <text:p text:style-name="P15">Time elapsed during c++ search (seconds): 1.97732</text:p>
      <text:p text:style-name="P15"/>
      <text:p text:style-name="P15">m: 524288</text:p>
      <text:p text:style-name="P15">Time elapsed during c++ search (seconds): 2.34013</text:p>
      <text:p text:style-name="P15"/>
      <text:p text:style-name="P15">m: 2097152</text:p>
      <text:p text:style-name="P16">segmentation fault</text:p>
      <text:p text:style-name="P16"/>
      <text:p text:style-name="P17">python3:</text:p>
      <text:p text:style-name="P17"/>
      <text:p text:style-name="P17">import time</text:p>
      <text:p text:style-name="P17"/>
      <text:p text:style-name="P17">def binarySearch (arr, l, r, x): </text:p>
      <text:p text:style-name="P17"><text:soft-page-break/><text:s text:c="2"/></text:p>
      <text:p text:style-name="P17"><text:s text:c="4"/># Check base case </text:p>
      <text:p text:style-name="P17"><text:s text:c="4"/>if r &gt;= l: </text:p>
      <text:p text:style-name="P17"><text:s text:c="2"/></text:p>
      <text:p text:style-name="P17"><text:s text:c="8"/>mid = l + (r - l) // 2</text:p>
      <text:p text:style-name="P17"><text:s text:c="2"/></text:p>
      <text:p text:style-name="P17"><text:s text:c="8"/># If element is present at the middle itself </text:p>
      <text:p text:style-name="P17"><text:s text:c="8"/>if arr[mid] == x: </text:p>
      <text:p text:style-name="P17"><text:s text:c="12"/>return mid </text:p>
      <text:p text:style-name="P17"><text:s text:c="10"/></text:p>
      <text:p text:style-name="P17"><text:s text:c="8"/># If element is smaller than mid, then it <text:s/></text:p>
      <text:p text:style-name="P17"><text:s text:c="8"/># can only be present in left subarray </text:p>
      <text:p text:style-name="P17"><text:s text:c="8"/>elif arr[mid] &gt; x: </text:p>
      <text:p text:style-name="P17"><text:s text:c="12"/>return binarySearch(arr, l, mid-1, x) </text:p>
      <text:p text:style-name="P17"><text:s text:c="2"/></text:p>
      <text:p text:style-name="P17"><text:s text:c="8"/># Else the element can only be present <text:s/></text:p>
      <text:p text:style-name="P17"><text:s text:c="8"/># in right subarray </text:p>
      <text:p text:style-name="P17"><text:s text:c="8"/>else: </text:p>
      <text:p text:style-name="P17"><text:s text:c="12"/>return binarySearch(arr, mid + 1, r, x) </text:p>
      <text:p text:style-name="P17"><text:s text:c="2"/></text:p>
      <text:p text:style-name="P17"><text:s text:c="4"/>else: </text:p>
      <text:p text:style-name="P17"><text:s text:c="8"/># Element is not present in the array </text:p>
      <text:p text:style-name="P17"><text:s text:c="8"/>return -1</text:p>
      <text:p text:style-name="P17"><text:s text:c="2"/></text:p>
      <text:p text:style-name="P17"># Driver Code </text:p>
      <text:p text:style-name="P17">def main():</text:p>
      <text:p text:style-name="P17"><text:s text:c="4"/>m = 128</text:p>
      <text:p text:style-name="P17"><text:s text:c="4"/>arr = [0] * m</text:p>
      <text:p text:style-name="P17"><text:s text:c="2"/></text:p>
      <text:p text:style-name="P17"><text:s text:c="4"/># Function call </text:p>
      <text:p text:style-name="P17"><text:s text:c="4"/>startTime = time.time()</text:p>
      <text:p text:style-name="P17"><text:s text:c="4"/>for i in range(10000000):</text:p>
      <text:p text:style-name="P17"><text:s text:c="8"/>result = binarySearch(arr, 0, len(arr)-1, 2)</text:p>
      <text:p text:style-name="P17"><text:s text:c="8"/>finalTime = (time.time() - startTime)</text:p>
      <text:p text:style-name="P17"><text:s text:c="4"/>print ("Time elapsed during python3 search (seconds): ", finalTime)</text:p>
      <text:p text:style-name="P17"/>
      <text:p text:style-name="P17">main()</text:p>
      <text:p text:style-name="P17"/>
      <text:p text:style-name="P30"><text:span text:style-name="T11">code sources: </text:span><text:a xlink:type="simple" xlink:href="https://www.geeksforgeeks.org/binary-search/" text:style-name="Internet_20_link" text:visited-style-name="Visited_20_Internet_20_Link">https://www.geeksforgeeks.org/binary-search/</text:a></text:p>
      <text:p text:style-name="P17"/>
      <text:p text:style-name="P17">outputs:</text:p>
      <text:p text:style-name="P17">m:128</text:p>
      <text:p text:style-name="P17">Time elapsed during python3 search (seconds): <text:s/>15.13772201538086</text:p>
      <text:p text:style-name="P17"/>
      <text:p text:style-name="P17">m: 512</text:p>
      <text:p text:style-name="P17">Time elapsed during python3 search (seconds): <text:s/>20.28084444999695</text:p>
      <text:p text:style-name="P17"/>
      <text:p text:style-name="P18">m: 2048</text:p>
      <text:p text:style-name="P18">Time elapsed during python3 search (seconds): <text:s/>26.363637924194336</text:p>
      <text:p text:style-name="P18"><text:soft-page-break/></text:p>
      <text:p text:style-name="P18">Time elapsed during python3 search, for m of <text:s/>8192 : <text:s/>28.71271800994873</text:p>
      <text:p text:style-name="P18"/>
      <text:p text:style-name="P18">Time elapsed during python3 search, for m of <text:s/>32768 : <text:s/>32.199238300323486</text:p>
      <text:p text:style-name="P18">Time elapsed during python3 search, for m of <text:s/>131072 : <text:s/>36.56511688232422</text:p>
      <text:p text:style-name="P18"/>
      <text:p text:style-name="P18">Time elapsed during python3 search, for m of <text:s/>524288 : <text:s/>39.707369565963745</text:p>
      <text:p text:style-name="P18"/>
      <text:p text:style-name="P18">Time elapsed during python3 search, for m of <text:s/>2097152 : <text:s/>44.073506355285645</text:p>
      <text:p text:style-name="P18"/>
      <text:p text:style-name="P18"/>
      <text:p text:style-name="P19">Java: </text:p>
      <text:p text:style-name="P19"/>
      <text:p text:style-name="P19"/>
      <text:p text:style-name="P18">import java.io.*;</text:p>
      <text:p text:style-name="P18"/>
      <text:p text:style-name="P18">// Java implementation of iterative Binary Search </text:p>
      <text:p text:style-name="P18">class BinarySearch { </text:p>
      <text:p text:style-name="P18"><text:s text:c="4"/>// Returns index of x if it is present in arr[], </text:p>
      <text:p text:style-name="P18"><text:s text:c="4"/>// else return -1 </text:p>
      <text:p text:style-name="P18"><text:s text:c="4"/>int binarySearch(int arr[], int x) </text:p>
      <text:p text:style-name="P18"><text:s text:c="4"/>{ </text:p>
      <text:p text:style-name="P18"><text:s text:c="8"/>int l = 0, r = arr.length - 1; </text:p>
      <text:p text:style-name="P18"><text:s text:c="8"/>while (l &lt;= r) { </text:p>
      <text:p text:style-name="P18"><text:s text:c="12"/>int m = l + (r - l) / 2; </text:p>
      <text:p text:style-name="P18"><text:s text:c="2"/></text:p>
      <text:p text:style-name="P18"><text:s text:c="12"/>// Check if x is present at mid </text:p>
      <text:p text:style-name="P18"><text:s text:c="12"/>if (arr[m] == x) </text:p>
      <text:p text:style-name="P18"><text:s text:c="16"/>return m; </text:p>
      <text:p text:style-name="P18"><text:s text:c="2"/></text:p>
      <text:p text:style-name="P18"><text:s text:c="12"/>// If x greater, ignore left half </text:p>
      <text:p text:style-name="P18"><text:s text:c="12"/>if (arr[m] &lt; x) </text:p>
      <text:p text:style-name="P18"><text:s text:c="16"/>l = m + 1; </text:p>
      <text:p text:style-name="P18"><text:s text:c="2"/></text:p>
      <text:p text:style-name="P18"><text:s text:c="12"/>// If x is smaller, ignore right half </text:p>
      <text:p text:style-name="P18"><text:s text:c="12"/>else</text:p>
      <text:p text:style-name="P18"><text:s text:c="16"/>r = m - 1; </text:p>
      <text:p text:style-name="P18"><text:s text:c="8"/>} </text:p>
      <text:p text:style-name="P18"><text:s text:c="2"/></text:p>
      <text:p text:style-name="P18"><text:s text:c="8"/>// if we reach here, then element was </text:p>
      <text:p text:style-name="P18"><text:s text:c="8"/>// not present </text:p>
      <text:p text:style-name="P18"><text:s text:c="8"/>return -1; </text:p>
      <text:p text:style-name="P18"><text:s text:c="4"/>} </text:p>
      <text:p text:style-name="P18"><text:s text:c="2"/></text:p>
      <text:p text:style-name="P18"><text:s text:c="4"/>// Driver method to test above </text:p>
      <text:p text:style-name="P18"><text:s text:c="4"/>public static void main(String args[]) </text:p>
      <text:p text:style-name="P18"><text:s text:c="4"/>{ </text:p>
      <text:p text:style-name="P18"><text:s text:c="8"/>BinarySearch ob = new BinarySearch(); </text:p>
      <text:p text:style-name="P18"><text:s text:c="8"/>int m = 128;</text:p>
      <text:p text:style-name="P18"><text:soft-page-break/><text:s text:c="8"/>int []arr = new int[m]; </text:p>
      <text:p text:style-name="P18"><text:s text:c="8"/>long startTime = System.currentTimeMillis();</text:p>
      <text:p text:style-name="P18"><text:s text:c="8"/>for (int i = 0; i &lt; 10000000; i++) {</text:p>
      <text:p text:style-name="P18"><text:s text:c="12"/>int result = ob.binarySearch(arr, 2); </text:p>
      <text:p text:style-name="P18"><text:s text:c="8"/>}</text:p>
      <text:p text:style-name="P18"><text:s text:c="8"/>long endTime = System.currentTimeMillis();</text:p>
      <text:p text:style-name="P18"><text:s text:c="8"/>long totalTime = (endTime - startTime);</text:p>
      <text:p text:style-name="P18"><text:s text:c="8"/>System.out.print("Time elapsed during java search, for m of "); </text:p>
      <text:p text:style-name="P18"><text:s text:c="8"/>System.out.print(m);</text:p>
      <text:p text:style-name="P18"><text:s text:c="8"/>System.out.print(":");</text:p>
      <text:p text:style-name="P18"><text:s text:c="8"/>System.out.print(totalTime);</text:p>
      <text:p text:style-name="P18"><text:s text:c="8"/>System.out.println("ms");</text:p>
      <text:p text:style-name="P18"><text:s text:c="4"/>} </text:p>
      <text:p text:style-name="P18">} </text:p>
      <text:p text:style-name="P18"/>
      <text:p text:style-name="P30"><text:span text:style-name="T11">code sources: </text:span><text:a xlink:type="simple" xlink:href="https://www.geeksforgeeks.org/binary-search/" text:style-name="Internet_20_link" text:visited-style-name="Visited_20_Internet_20_Link">https://www.geeksforgeeks.org/binary-search/</text:a></text:p>
      <text:p text:style-name="P18"/>
      <text:p text:style-name="P18">Time elapsed during java search, for m of 128:162ms</text:p>
      <text:p text:style-name="P18">Time elapsed during java search, for m of 512:214ms</text:p>
      <text:p text:style-name="P18">Time elapsed during java search, for m of 2048:258ms</text:p>
      <text:p text:style-name="P18">Time elapsed during java search, for m of 8192:338ms</text:p>
      <text:p text:style-name="P18">Time elapsed during java search, for m of 32768:354ms</text:p>
      <text:p text:style-name="P18">Time elapsed during java search, for m of 131072:408ms</text:p>
      <text:p text:style-name="P18">Time elapsed during java search, for m of 524288:522ms</text:p>
      <text:p text:style-name="P18">Time elapsed during java search, for m of 2097152:506ms</text:p>
      <text:p text:style-name="P18"/>
      <text:p text:style-name="P20">Explanation: The theoretical timing of the binary search algorithm would have been O(log n) if it runs through the entire array. Each array should have increased the time spent by the same amounts. </text:p>
      <text:p text:style-name="P20"/>
      <text:p text:style-name="P20">Java, at an eye test, is around +50 ms every time the array increases. It might have delayed a few times while my computer was running another task.</text:p>
      <text:p text:style-name="P20"/>
      <text:p text:style-name="P20">Python varies even harder, but it still keeps the timings around 3-4 seconds differences.</text:p>
      <text:p text:style-name="P20"/>
      <text:p text:style-name="P21">And lastly, C++ is around a +.3s differences</text:p>
      <text:p text:style-name="P21"/>
      <text:p text:style-name="P21">They follow the algorithm just fine. The question is, why do the different languages vary in time spent? For python, that would be because the language has to go through an interpreter. </text:p>
      <text:p text:style-name="P21"/>
      <text:p text:style-name="P21">I expected C++ to be faster than Java, because Java also has to go through an interpreter, but I didn’t properly optimize the c++ code, and I believe that’s why its running slower. I know I definitely wasted time with setting int arr[m] = {0}; rather than just int arr[m]; and use the default 0, but there should still be something else to optimize because it’s still a little slower <text:span text:style-name="T7">when I tes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08:51:52.043503600</meta:creation-date>
    <dc:date>2020-02-03T14:18:00.950934534</dc:date>
    <meta:editing-duration>PT19H19M31S</meta:editing-duration>
    <meta:editing-cycles>16</meta:editing-cycles>
    <meta:generator>LibreOffice/6.0.7.3$Linux_X86_64 LibreOffice_project/00m0$Build-3</meta:generator>
    <meta:document-statistic meta:table-count="0" meta:image-count="0" meta:object-count="0" meta:page-count="9" meta:paragraph-count="347" meta:word-count="1977" meta:character-count="11698" meta:non-whitespace-character-count="9408"/>
  </office:meta>
</office:document-meta>
</file>